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indent="0in" style:auto-text-indent="false" fo:padding="0in" fo:border="none"/>
      <style:text-properties loext:padding="0in" loext:border="none"/>
    </style:style>
    <style:style style:name="P2" style:family="paragraph" style:parent-style-name="Standard">
      <style:text-properties officeooo:rsid="00191d0c" officeooo:paragraph-rsid="00191d0c"/>
    </style:style>
    <style:style style:name="P3" style:family="paragraph" style:parent-style-name="Text_20_body">
      <style:paragraph-properties fo:margin-left="0in" fo:margin-right="0in" fo:margin-top="0in" fo:margin-bottom="0in" loext:contextual-spacing="false" fo:text-indent="0in" style:auto-text-indent="false" fo:padding="0in" fo:border="none"/>
      <style:text-properties fo:color="#ce181e" officeooo:rsid="001031e0" officeooo:paragraph-rsid="001031e0" loext:padding="0in" loext:border="none"/>
    </style:style>
    <style:style style:name="P4" style:family="paragraph" style:parent-style-name="Text_20_body">
      <style:paragraph-properties fo:margin-left="0in" fo:margin-right="0in" fo:margin-top="0in" fo:margin-bottom="0in" loext:contextual-spacing="false" fo:text-indent="0in" style:auto-text-indent="false" fo:padding="0in" fo:border="none"/>
      <style:text-properties fo:color="#ce181e" officeooo:rsid="0011c2c2" officeooo:paragraph-rsid="0011c2c2" loext:padding="0in" loext:border="none"/>
    </style:style>
    <style:style style:name="P5" style:family="paragraph" style:parent-style-name="Text_20_body">
      <style:paragraph-properties fo:margin-left="0in" fo:margin-right="0in" fo:margin-top="0in" fo:margin-bottom="0in" loext:contextual-spacing="false" fo:text-indent="0in" style:auto-text-indent="false" fo:padding="0in" fo:border="none"/>
      <style:text-properties loext:padding="0in" loext:border="none"/>
    </style:style>
    <style:style style:name="P6" style:family="paragraph" style:parent-style-name="Text_20_body">
      <style:paragraph-properties fo:margin-left="0in" fo:margin-right="0in" fo:margin-top="0in" fo:margin-bottom="0in" loext:contextual-spacing="false" fo:text-indent="0in" style:auto-text-indent="false" fo:padding="0in" fo:border="none"/>
      <style:text-properties officeooo:rsid="00175ec3" officeooo:paragraph-rsid="00175ec3" loext:padding="0in" loext:border="none"/>
    </style:style>
    <style:style style:name="P7" style:family="paragraph" style:parent-style-name="Text_20_body">
      <style:paragraph-properties fo:margin-left="0in" fo:margin-right="0in" fo:margin-top="0in" fo:margin-bottom="0in" loext:contextual-spacing="false" fo:text-indent="0in" style:auto-text-indent="false" fo:padding="0in" fo:border="none"/>
      <style:text-properties officeooo:rsid="001a15a6" officeooo:paragraph-rsid="001a15a6" loext:padding="0in" loext:border="none"/>
    </style:style>
    <style:style style:name="T1" style:family="text">
      <style:text-properties fo:language="pt" fo:country="BR"/>
    </style:style>
    <style:style style:name="T2" style:family="text">
      <style:text-properties officeooo:rsid="0011c2c2"/>
    </style:style>
    <style:style style:name="T3" style:family="text">
      <style:text-properties officeooo:rsid="001a15a6"/>
    </style:style>
    <style:style style:name="T4" style:family="text">
      <style:text-properties officeooo:rsid="001bac7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AREFA AULA 09DIA 02/ 06/ 20</text:span> </text:p>
      <text:p text:style-name="P1"> </text:p>
      <text:p text:style-name="P1"> <text:span text:style-name="T1">1 – Quais são as principais partes de uma monografia padrão ABNT para TCC;</text:span> </text:p>
      <text:p text:style-name="P1"/>
      <text:p text:style-name="P3">Resposta:</text:p>
      <text:p text:style-name="P3">Uma monografia padrão ABNT para TCC deve conter, obrigatoriamente, capa, folha de rosto, anverso da folha de rosto, verso da folha de rosto, folha de aprovação, termo de autorização, dedicatórias, agradecimentos, lista de ilustrações, <text:span text:style-name="T2">lista de tabelas, lista de abreviaturas e siglas e sumário. </text:span></text:p>
      <text:p text:style-name="P4">Há ainda alguns itens opcionais, que são: errata, epígrafe e lista de símbolos.</text:p>
      <text:p text:style-name="P4"/>
      <text:p text:style-name="P1"> </text:p>
      <text:p text:style-name="P1"><text:span text:style-name="T1">2 – Com base no que você aprendeu destas regras, monte resumidamente o que poderia ser a sua tese; transcreva os principais itens.</text:span> </text:p>
      <text:p text:style-name="P1"/>
      <text:p text:style-name="P6">R:</text:p>
      <text:p text:style-name="P7">“FreeTech: escola online e gratuita.”</text:p>
      <text:p text:style-name="P2">O papel da escola online e gratuita como facilitador na educação dos brasileiros em meio e após a pandemia de coronavírus em 2020.</text:p>
      <text:p text:style-name="P2">A proposta da democratização do conhecimento se dá em um momento crucial da humanidade. Enquanto a sociedade ainda tenta conhecer um futuro pós-pandemia, temos em mente que a <text:span text:style-name="T3">virtualização da atividades rotineiras será, com sorte, aprimorada e acreditamos que devamos unir forças para conseguir contribuir de alguma forma. Nesse momento delicado, apostamos na</text:span> educação à distância <text:span text:style-name="T3">como</text:span> uma das medidas <text:span text:style-name="T3">a serem</text:span> <text:span text:style-name="T4">intensificadas, mas compreendemos também as dificuldades encontradas pelos entusiastas – alunos, professores ou curiosos - , principalmente no que tange aos recursos de hardware.</text:span> <text:span text:style-name="T4">A escola seria, então, uma forma de democratizar e ampliar o acesso à educação de qualidade e gratuita, fornecendo aulas a partir do youtube e incorporadas em uma plataforma web com exercícios intercalados e um certificado de participação ao final, para agregar valor ao histórico estudantil do indivíduo. É de nosso interesse, também, fornecer workshops e treinamentos empresariais como forma de ampliar a rede de network.</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8T20:41:10.507902773</meta:creation-date>
    <meta:editing-duration>PT9M15S</meta:editing-duration>
    <meta:editing-cycles>3</meta:editing-cycles>
    <meta:generator>LibreOffice/6.0.7.3$Linux_X86_64 LibreOffice_project/00m0$Build-3</meta:generator>
    <dc:date>2020-06-08T21:21:36.378742840</dc:date>
    <meta:document-statistic meta:table-count="0" meta:image-count="0" meta:object-count="0" meta:page-count="1" meta:paragraph-count="12" meta:word-count="279" meta:character-count="1802" meta:non-whitespace-character-count="1523"/>
  </office:meta>
</office:document-meta>
</file>